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4a52" officeooo:paragraph-rsid="00307b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ed897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50" style:family="paragraph" style:parent-style-name="Standard">
      <style:text-properties fo:font-size="12pt" fo:font-weight="normal" officeooo:rsid="01bc4345" officeooo:paragraph-rsid="01bc4345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1cacbe0" officeooo:paragraph-rsid="01f5ba8d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1cacbe0" officeooo:paragraph-rsid="01f3de17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1bee39e" officeooo:paragraph-rsid="01cdaa69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1d3a713" officeooo:paragraph-rsid="01d3a713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style="italic" officeooo:paragraph-rsid="01de4cea" style:font-style-asian="italic" style:font-style-complex="italic"/>
    </style:style>
    <style:style style:name="P57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983cf" style:font-size-asian="12pt" style:font-weight-asian="bold" style:font-size-complex="12pt" style:font-weight-complex="bold"/>
    </style:style>
    <style:style style:name="P58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59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62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63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64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65" style:family="paragraph" style:parent-style-name="Text_20_body">
      <style:paragraph-properties fo:text-align="start" style:justify-single-word="false"/>
      <style:text-properties officeooo:paragraph-rsid="001756f7"/>
    </style:style>
    <style:style style:name="P66" style:family="paragraph" style:parent-style-name="Text_20_body">
      <style:text-properties officeooo:rsid="02e82a24" officeooo:paragraph-rsid="001756f7" style:font-size-asian="12pt"/>
    </style:style>
    <style:style style:name="P67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69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70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72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73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74" style:family="paragraph" style:parent-style-name="Text_20_body">
      <style:text-properties officeooo:rsid="02e82a24" officeooo:paragraph-rsid="00bb0ca2" style:font-size-asian="12pt"/>
    </style:style>
    <style:style style:name="P75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76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77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78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79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80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81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82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83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84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85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86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87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88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89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90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officeooo:rsid="0025041a"/>
    </style:style>
    <style:style style:name="T6" style:family="text">
      <style:text-properties officeooo:rsid="002e4864"/>
    </style:style>
    <style:style style:name="T7" style:family="text">
      <style:text-properties fo:font-style="italic" officeooo:rsid="002b98b6" style:font-style-asian="italic" style:font-style-complex="italic"/>
    </style:style>
    <style:style style:name="T8" style:family="text">
      <style:text-properties officeooo:rsid="002b98b6"/>
    </style:style>
    <style:style style:name="T9" style:family="text">
      <style:text-properties officeooo:rsid="00307be0"/>
    </style:style>
    <style:style style:name="T10" style:family="text">
      <style:text-properties fo:font-style="italic" officeooo:rsid="00307be0" style:font-style-asian="italic" style:font-style-complex="italic"/>
    </style:style>
    <style:style style:name="T11" style:family="text">
      <style:text-properties officeooo:rsid="0032f586"/>
    </style:style>
    <style:style style:name="T12" style:family="text">
      <style:text-properties officeooo:rsid="003442ee"/>
    </style:style>
    <style:style style:name="T13" style:family="text">
      <style:text-properties officeooo:rsid="003451bb"/>
    </style:style>
    <style:style style:name="T14" style:family="text">
      <style:text-properties officeooo:rsid="0035dc53"/>
    </style:style>
    <style:style style:name="T15" style:family="text">
      <style:text-properties officeooo:rsid="00360866"/>
    </style:style>
    <style:style style:name="T16" style:family="text">
      <style:text-properties officeooo:rsid="00375caf"/>
    </style:style>
    <style:style style:name="T17" style:family="text">
      <style:text-properties officeooo:rsid="003900a7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50d526"/>
    </style:style>
    <style:style style:name="T46" style:family="text">
      <style:text-properties officeooo:rsid="006dd8c6"/>
    </style:style>
    <style:style style:name="T47" style:family="text">
      <style:text-properties officeooo:rsid="00566019"/>
    </style:style>
    <style:style style:name="T48" style:family="text">
      <style:text-properties officeooo:rsid="006fd21e"/>
    </style:style>
    <style:style style:name="T49" style:family="text">
      <style:text-properties officeooo:rsid="00161290"/>
    </style:style>
    <style:style style:name="T50" style:family="text">
      <style:text-properties officeooo:rsid="00a10cf9"/>
    </style:style>
    <style:style style:name="T51" style:family="text">
      <style:text-properties officeooo:rsid="011c7dfe"/>
    </style:style>
    <style:style style:name="T52" style:family="text">
      <style:text-properties officeooo:rsid="017176e6"/>
    </style:style>
    <style:style style:name="T53" style:family="text">
      <style:text-properties officeooo:rsid="01766083"/>
    </style:style>
    <style:style style:name="T54" style:family="text">
      <style:text-properties officeooo:rsid="0180d41a"/>
    </style:style>
    <style:style style:name="T55" style:family="text">
      <style:text-properties officeooo:rsid="012585c0"/>
    </style:style>
    <style:style style:name="T56" style:family="text">
      <style:text-properties officeooo:rsid="01291c48"/>
    </style:style>
    <style:style style:name="T57" style:family="text">
      <style:text-properties fo:font-style="italic" officeooo:rsid="0126ca2f" style:font-style-asian="italic" style:font-style-complex="italic"/>
    </style:style>
    <style:style style:name="T58" style:family="text">
      <style:text-properties officeooo:rsid="0126ca2f"/>
    </style:style>
    <style:style style:name="T59" style:family="text">
      <style:text-properties officeooo:rsid="012c70f9"/>
    </style:style>
    <style:style style:name="T60" style:family="text">
      <style:text-properties officeooo:rsid="012fe788"/>
    </style:style>
    <style:style style:name="T61" style:family="text">
      <style:text-properties officeooo:rsid="012fbf50"/>
    </style:style>
    <style:style style:name="T62" style:family="text">
      <style:text-properties fo:font-style="italic" officeooo:rsid="012fbf50" style:font-style-asian="italic" style:font-style-complex="italic"/>
    </style:style>
    <style:style style:name="T63" style:family="text">
      <style:text-properties officeooo:rsid="01379188"/>
    </style:style>
    <style:style style:name="T64" style:family="text">
      <style:text-properties officeooo:rsid="01397764"/>
    </style:style>
    <style:style style:name="T65" style:family="text">
      <style:text-properties officeooo:rsid="01416b85"/>
    </style:style>
    <style:style style:name="T66" style:family="text">
      <style:text-properties fo:font-style="italic" officeooo:rsid="01379188" style:font-style-asian="italic" style:font-style-complex="italic"/>
    </style:style>
    <style:style style:name="T67" style:family="text">
      <style:text-properties officeooo:rsid="013a7351"/>
    </style:style>
    <style:style style:name="T68" style:family="text">
      <style:text-properties officeooo:rsid="013c0b10"/>
    </style:style>
    <style:style style:name="T69" style:family="text">
      <style:text-properties officeooo:rsid="0143986e"/>
    </style:style>
    <style:style style:name="T70" style:family="text">
      <style:text-properties officeooo:rsid="0143dc90"/>
    </style:style>
    <style:style style:name="T71" style:family="text">
      <style:text-properties fo:font-style="italic" officeooo:rsid="013a7351" style:font-style-asian="italic" style:font-style-complex="italic"/>
    </style:style>
    <style:style style:name="T72" style:family="text">
      <style:text-properties fo:font-style="italic" officeooo:rsid="01473d7b" style:font-style-asian="italic" style:font-style-complex="italic"/>
    </style:style>
    <style:style style:name="T73" style:family="text">
      <style:text-properties fo:font-style="normal" officeooo:rsid="013d9a4e" style:font-style-asian="normal" style:font-style-complex="normal"/>
    </style:style>
    <style:style style:name="T74" style:family="text">
      <style:text-properties fo:font-style="italic" officeooo:rsid="013d9a4e" style:font-style-asian="italic" style:font-style-complex="italic"/>
    </style:style>
    <style:style style:name="T75" style:family="text">
      <style:text-properties fo:font-style="italic" officeooo:rsid="0145b755" style:font-style-asian="italic" style:font-style-complex="italic"/>
    </style:style>
    <style:style style:name="T76" style:family="text">
      <style:text-properties officeooo:rsid="0182cdbf"/>
    </style:style>
    <style:style style:name="T77" style:family="text">
      <style:text-properties officeooo:rsid="01598063"/>
    </style:style>
    <style:style style:name="T78" style:family="text">
      <style:text-properties officeooo:rsid="0182c432"/>
    </style:style>
    <style:style style:name="T79" style:family="text">
      <style:text-properties officeooo:rsid="01176440"/>
    </style:style>
    <style:style style:name="T80" style:family="text">
      <style:text-properties officeooo:rsid="00aafeaa"/>
    </style:style>
    <style:style style:name="T81" style:family="text">
      <style:text-properties fo:font-style="italic" officeooo:rsid="00aafeaa" style:font-style-asian="italic" style:font-style-complex="italic"/>
    </style:style>
    <style:style style:name="T82" style:family="text">
      <style:text-properties fo:font-style="italic" officeooo:rsid="00a94e53" style:font-style-asian="italic" style:font-style-complex="italic"/>
    </style:style>
    <style:style style:name="T83" style:family="text">
      <style:text-properties officeooo:rsid="00a41b4b"/>
    </style:style>
    <style:style style:name="T84" style:family="text">
      <style:text-properties officeooo:rsid="00afc91b"/>
    </style:style>
    <style:style style:name="T85" style:family="text">
      <style:text-properties officeooo:rsid="00b6670c"/>
    </style:style>
    <style:style style:name="T86" style:family="text">
      <style:text-properties officeooo:rsid="00b42c09"/>
    </style:style>
    <style:style style:name="T87" style:family="text">
      <style:text-properties fo:font-style="italic" officeooo:rsid="00b42c09" style:font-style-asian="italic" style:font-style-complex="italic"/>
    </style:style>
    <style:style style:name="T88" style:family="text">
      <style:text-properties fo:font-style="normal" officeooo:rsid="00b7be61" style:font-style-asian="normal" style:font-style-complex="normal"/>
    </style:style>
    <style:style style:name="T89" style:family="text">
      <style:text-properties fo:font-style="normal" officeooo:rsid="00b96520" style:font-style-asian="normal" style:font-style-complex="normal"/>
    </style:style>
    <style:style style:name="T90" style:family="text">
      <style:text-properties fo:font-style="normal" officeooo:rsid="00be7762" style:font-style-asian="normal" style:font-style-complex="normal"/>
    </style:style>
    <style:style style:name="T91" style:family="text">
      <style:text-properties fo:font-style="italic" officeooo:rsid="00be7762" style:font-style-asian="italic" style:font-style-complex="italic"/>
    </style:style>
    <style:style style:name="T92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3" style:family="text">
      <style:text-properties fo:font-style="italic" officeooo:rsid="02e82a24" style:font-style-asian="italic" style:font-style-complex="italic"/>
    </style:style>
    <style:style style:name="T94" style:family="text">
      <style:text-properties fo:font-style="italic" officeooo:rsid="00bb3130" style:font-style-asian="italic" style:font-style-complex="italic"/>
    </style:style>
    <style:style style:name="T95" style:family="text">
      <style:text-properties officeooo:rsid="011eca85"/>
    </style:style>
    <style:style style:name="T96" style:family="text">
      <style:text-properties officeooo:rsid="00a491f2"/>
    </style:style>
    <style:style style:name="T97" style:family="text">
      <style:text-properties officeooo:rsid="01181573"/>
    </style:style>
    <style:style style:name="T98" style:family="text">
      <style:text-properties officeooo:rsid="01238a23"/>
    </style:style>
    <style:style style:name="T99" style:family="text">
      <style:text-properties officeooo:rsid="00d54cc6"/>
    </style:style>
    <style:style style:name="T100" style:family="text">
      <style:text-properties officeooo:rsid="016a5dd3"/>
    </style:style>
    <style:style style:name="T101" style:family="text">
      <style:text-properties officeooo:rsid="015dcead"/>
    </style:style>
    <style:style style:name="T102" style:family="text">
      <style:text-properties officeooo:rsid="015c43d4"/>
    </style:style>
    <style:style style:name="T103" style:family="text">
      <style:text-properties officeooo:rsid="018559e3"/>
    </style:style>
    <style:style style:name="T104" style:family="text">
      <style:text-properties officeooo:rsid="018796e8"/>
    </style:style>
    <style:style style:name="T105" style:family="text">
      <style:text-properties officeooo:rsid="018a41e4"/>
    </style:style>
    <style:style style:name="T106" style:family="text">
      <style:text-properties officeooo:rsid="015ec1f4"/>
    </style:style>
    <style:style style:name="T107" style:family="text">
      <style:text-properties officeooo:rsid="01779885"/>
    </style:style>
    <style:style style:name="T108" style:family="text">
      <style:text-properties officeooo:rsid="0199bbd4"/>
    </style:style>
    <style:style style:name="T109" style:family="text">
      <style:text-properties style:text-position="super 58%" officeooo:rsid="0199bbd4"/>
    </style:style>
    <style:style style:name="T110" style:family="text">
      <style:text-properties officeooo:rsid="019b15fb"/>
    </style:style>
    <style:style style:name="T111" style:family="text">
      <style:text-properties officeooo:rsid="017e099a"/>
    </style:style>
    <style:style style:name="T112" style:family="text">
      <style:text-properties officeooo:rsid="01605e78"/>
    </style:style>
    <style:style style:name="T113" style:family="text">
      <style:text-properties officeooo:rsid="016cc309"/>
    </style:style>
    <style:style style:name="T114" style:family="text">
      <style:text-properties officeooo:rsid="018bb5c3"/>
    </style:style>
    <style:style style:name="T115" style:family="text">
      <style:text-properties officeooo:rsid="018cbb79"/>
    </style:style>
    <style:style style:name="T116" style:family="text">
      <style:text-properties officeooo:rsid="018fd19b"/>
    </style:style>
    <style:style style:name="T117" style:family="text">
      <style:text-properties officeooo:rsid="0190b7c6"/>
    </style:style>
    <style:style style:name="T118" style:family="text">
      <style:text-properties officeooo:rsid="0191ee3f"/>
    </style:style>
    <style:style style:name="T119" style:family="text">
      <style:text-properties officeooo:rsid="0194d572"/>
    </style:style>
    <style:style style:name="T120" style:family="text">
      <style:text-properties officeooo:rsid="0198c05a"/>
    </style:style>
    <style:style style:name="T121" style:family="text">
      <style:text-properties officeooo:rsid="0194da3a"/>
    </style:style>
    <style:style style:name="T122" style:family="text">
      <style:text-properties officeooo:rsid="016e1188"/>
    </style:style>
    <style:style style:name="T123" style:family="text">
      <style:text-properties officeooo:rsid="016f66e9"/>
    </style:style>
    <style:style style:name="T124" style:family="text">
      <style:text-properties officeooo:rsid="017f9f98"/>
    </style:style>
    <style:style style:name="T125" style:family="text">
      <style:text-properties officeooo:rsid="019eae09"/>
    </style:style>
    <style:style style:name="T126" style:family="text">
      <style:text-properties officeooo:rsid="01d3a713"/>
    </style:style>
    <style:style style:name="T127" style:family="text">
      <style:text-properties officeooo:rsid="01a48b7c"/>
    </style:style>
    <style:style style:name="T128" style:family="text">
      <style:text-properties officeooo:rsid="01bd2fff"/>
    </style:style>
    <style:style style:name="T129" style:family="text">
      <style:text-properties officeooo:rsid="01bee39e"/>
    </style:style>
    <style:style style:name="T130" style:family="text">
      <style:text-properties officeooo:rsid="01c51061"/>
    </style:style>
    <style:style style:name="T131" style:family="text">
      <style:text-properties fo:font-style="italic" officeooo:rsid="01c26cd7" style:font-style-asian="italic" style:font-style-complex="italic"/>
    </style:style>
    <style:style style:name="T132" style:family="text">
      <style:text-properties fo:font-size="13pt" fo:font-style="italic" officeooo:rsid="01c21af7" style:font-size-asian="11.3500003814697pt" style:font-style-asian="italic" style:font-size-complex="13pt" style:font-style-complex="italic"/>
    </style:style>
    <style:style style:name="T133" style:family="text">
      <style:text-properties officeooo:rsid="01c64013"/>
    </style:style>
    <style:style style:name="T134" style:family="text">
      <style:text-properties officeooo:rsid="01ca5900"/>
    </style:style>
    <style:style style:name="T135" style:family="text">
      <style:text-properties officeooo:rsid="01c8ba2d"/>
    </style:style>
    <style:style style:name="T136" style:family="text">
      <style:text-properties officeooo:rsid="01cc0b61"/>
    </style:style>
    <style:style style:name="T137" style:family="text">
      <style:text-properties officeooo:rsid="01efd146"/>
    </style:style>
    <style:style style:name="T138" style:family="text">
      <style:text-properties officeooo:rsid="01f08fe1"/>
    </style:style>
    <style:style style:name="T139" style:family="text">
      <style:text-properties officeooo:rsid="01ee78d3"/>
    </style:style>
    <style:style style:name="T140" style:family="text">
      <style:text-properties officeooo:rsid="01f3de17"/>
    </style:style>
    <style:style style:name="T141" style:family="text">
      <style:text-properties officeooo:rsid="01cdb91a"/>
    </style:style>
    <style:style style:name="T142" style:family="text">
      <style:text-properties officeooo:rsid="01cded41"/>
    </style:style>
    <style:style style:name="T143" style:family="text">
      <style:text-properties officeooo:rsid="01d17a11"/>
    </style:style>
    <style:style style:name="T144" style:family="text">
      <style:text-properties officeooo:rsid="01d2ad41"/>
    </style:style>
    <style:style style:name="T145" style:family="text">
      <style:text-properties officeooo:rsid="01d4f771"/>
    </style:style>
    <style:style style:name="T146" style:family="text">
      <style:text-properties officeooo:rsid="01d5bd39"/>
    </style:style>
    <style:style style:name="T147" style:family="text">
      <style:text-properties officeooo:rsid="01d7ba92"/>
    </style:style>
    <style:style style:name="T148" style:family="text">
      <style:text-properties officeooo:rsid="01d9172e"/>
    </style:style>
    <style:style style:name="T149" style:family="text">
      <style:text-properties fo:font-size="12pt" fo:font-weight="normal" officeooo:rsid="01bee39e" style:font-size-asian="12pt" style:font-weight-asian="normal" style:font-size-complex="12pt" style:font-weight-complex="normal"/>
    </style:style>
    <style:style style:name="T150" style:family="text">
      <style:text-properties officeooo:rsid="01de4cea"/>
    </style:style>
    <style:style style:name="T151" style:family="text">
      <style:text-properties officeooo:rsid="01e3a981"/>
    </style:style>
    <style:style style:name="T152" style:family="text">
      <style:text-properties fo:font-size="12pt" fo:font-weight="normal" officeooo:rsid="01de4cea" style:font-size-asian="12pt" style:font-weight-asian="normal" style:font-size-complex="12pt" style:font-weight-complex="normal"/>
    </style:style>
    <style:style style:name="T153" style:family="text">
      <style:text-properties fo:font-weight="normal" style:font-weight-asian="normal" style:font-weight-complex="normal"/>
    </style:style>
    <style:style style:name="T154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55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56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57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59" style:family="text">
      <style:text-properties officeooo:rsid="038d9d4d"/>
    </style:style>
    <style:style style:name="T160" style:family="text">
      <style:text-properties officeooo:rsid="038dd9cf"/>
    </style:style>
    <style:style style:name="T161" style:family="text">
      <style:text-properties officeooo:rsid="0025668c"/>
    </style:style>
    <style:style style:name="T16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3" style:family="text">
      <style:text-properties fo:font-weight="normal" officeooo:rsid="01e97238" style:font-weight-asian="normal" style:font-weight-complex="normal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7" style:family="text">
      <style:text-properties fo:font-style="normal" style:font-style-asian="normal" style:font-style-complex="normal"/>
    </style:style>
    <style:style style:name="T168" style:family="text">
      <style:text-properties officeooo:rsid="00bb3130"/>
    </style:style>
    <style:style style:name="T169" style:family="text">
      <style:text-properties officeooo:rsid="00bc8f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would be <text:span text:style-name="T5">the</text:span> backup frequency and strategy. <text:span text:style-name="T6">One article suggests the use of cloud storage, indicating that better data plans can be purchased in case backup requires more space </text:span><text:span text:style-name="T7">(National Cyber Security Centre, 2021)</text:span><text:span text:style-name="T8">. </text:span><text:span text:style-name="T6">Another ar</text:span><text:span text:style-name="T9">ticle however </text:span><text:span text:style-name="T10">(Sam Nicholls, 2026)</text:span><text:span text:style-name="T9">, approaches </text:span><text:span text:style-name="T11">the topic</text:span><text:span text:style-name="T9"> more cost-consciously, stating that </text:span><text:span text:style-name="T11">such actions may rack up the costs of maintenance, instead proposing a cost optimisation strategy. </text:span><text:span text:style-name="T12">Ultimately, I decided that for </text:span><text:span text:style-name="T13">this particular application, removable media storage would be the most appropriate </text:span><text:span text:style-name="T14">way of handling backups </text:span><text:span text:style-name="T15">due to the fact that </text:span><text:span text:style-name="T16">it is ran by a charity who prioriti</text:span><text:span text:style-name="T17">ses cost cutting wherever possible</text:span><text:span text:style-name="T13">.</text:span></text:p>
      <text:p text:style-name="P7"/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><text:soft-page-break/></text:p>
      <text:p text:style-name="P10"/>
      <text:p text:style-name="P10"/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<text:span text:style-name="T45">3. Future Reflection</text:span></text:p>
      <text:p text:style-name="P23">To further improve my workflow in the future, I would also avoid <text:span text:style-name="T46">nicotine</text:span> to keep my heart rate consistent, <text:span text:style-name="T47">instead replacing it with scented candles. </text:span><text:span text:style-name="T48">I would communicate more with my lecturers, asking more questions pertaining to the assessment. </text:span></text:p>
      <text:p text:style-name="P24"/>
      <text:p text:style-name="P10"/>
      <text:p text:style-name="P10"/>
      <text:p text:style-name="P25">Section <text:span text:style-name="T18">2</text:span> – <text:span text:style-name="T49">Ongoing Risk Management</text:span></text:p>
      <text:p text:style-name="P25"/>
      <text:p text:style-name="P25"/>
      <text:p text:style-name="P26"><text:span text:style-name="T50">2</text:span><text:span text:style-name="T18">(</text:span><text:span text:style-name="T50">a</text:span>) – <text:span text:style-name="T50">Monitoring and Alerting Strategy</text:span></text:p>
      <text:p text:style-name="P27"/>
      <text:p text:style-name="P28">Monitoring considerations include:</text:p>
      <text:list text:style-name="L1">
        <text:list-item>
          <text:p text:style-name="P29">Application <text:span text:style-name="T51">U</text:span>ptime</text:p>
          <text:list>
            <text:list-item>
              <text:p text:style-name="P30">Since this system is of critical importance and is required to run continuously, <text:span text:style-name="T52">uptime will be monitored to minimise any downtime. By monitoring uptime, we can configure automated systems (like </text:span><text:span text:style-name="T53">Uptime Kuma</text:span><text:span text:style-name="T52">) to notify us immediately when the server goes down. This will help maximise </text:span><text:span text:style-name="T54">system reliability and effectiveness during rescue operations.</text:span></text:p>
            </text:list-item>
          </text:list>
        </text:list-item>
        <text:list-item>
          <text:p text:style-name="P29">Error <text:span text:style-name="T51">R</text:span>ates </text:p>
          <text:list>
            <text:list-item>
              <text:p text:style-name="P31">Monitoring error rates <text:span text:style-name="T55">by the following categories: </text:span><text:span text:style-name="T56">Success (2xx), </text:span><text:span text:style-name="T55">Redirection (3xx), Client (4xx), Server (5xx) </text:span><text:span text:style-name="T57">(The Postman Team, 2025)</text:span><text:span text:style-name="T58"> </text:span><text:span text:style-name="T56">can help detect the most vulnerable parts of the application </text:span><text:span text:style-name="T59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9">Authentication <text:span text:style-name="T51">F</text:span>ailure <text:span text:style-name="T51">R</text:span>ates</text:p>
          <text:list>
            <text:list-item>
              <text:p text:style-name="P32"><text:soft-page-break/>This application stores <text:span text:style-name="T60">and processes</text:span> <text:span text:style-name="T61">both </text:span>personal <text:span text:style-name="T61">data defined in article 4(1) </text:span><text:span text:style-name="T62">(GDPR, 2018),</text:span><text:span text:style-name="T61"> and special category personal data defined in article 9(1)</text:span><text:span text:style-name="T62"> (GDPR, 2018)</text:span><text:span text:style-name="T61">. </text:span><text:span text:style-name="T63">To </text:span><text:span text:style-name="T64">ensure regulatory compliance</text:span><text:span text:style-name="T63">, all personal data </text:span><text:span text:style-name="T65">should</text:span><text:span text:style-name="T63"> be encrypted in storage and in transit, </text:span><text:span text:style-name="T64">and unauthorised access attempts must be closely monitored</text:span><text:span text:style-name="T60"> </text:span><text:span text:style-name="T66">(GDPR 2018, Art. 32)</text:span><text:span text:style-name="T60">. </text:span><text:span text:style-name="T67">If a breach does occur, and an unauthorised actor gains access to this data, we must be able to detect it and notify the </text:span><text:span text:style-name="T68">supervisory authority (Information Commissioner’s office)</text:span><text:span text:style-name="T67"> </text:span><text:span text:style-name="T69">with</text:span><text:span text:style-name="T70">out undue delay, and where feasible, within</text:span><text:span text:style-name="T69"> at most </text:span><text:span text:style-name="T67">72 hours</text:span><text:span text:style-name="T71"> (GDPR, 2018, Art. 33</text:span><text:span text:style-name="T72">(1)</text:span><text:span text:style-name="T71">), </text:span><text:span text:style-name="T73">and the data subjects without undue delay </text:span><text:span text:style-name="T74">(GDPR, 2018, Art. 34</text:span><text:span text:style-name="T75">(1)</text:span><text:span text:style-name="T74">).</text:span></text:p>
            </text:list-item>
          </text:list>
        </text:list-item>
        <text:list-item>
          <text:p text:style-name="P29"><text:span text:style-name="T51">D</text:span>atabase <text:span text:style-name="T51">P</text:span>erformance</text:p>
          <text:list>
            <text:list-item>
              <text:p text:style-name="P33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4">Response Time</text:p>
          <text:list>
            <text:list-item>
              <text:p text:style-name="P35">Maintaining low response time is imperative to sustaining <text:span text:style-name="T76">reliability and effectiveness</text:span>. Response time will be monitored <text:span text:style-name="T77">and </text:span><text:span text:style-name="T78">actionable messages will be sent to users to help them adjust their rescue strategies.</text:span></text:p>
            </text:list-item>
          </text:list>
        </text:list-item>
        <text:list-item>
          <text:p text:style-name="P29"><text:span text:style-name="T51">R</text:span>esource <text:span text:style-name="T51">U</text:span>tilisation</text:p>
        </text:list-item>
      </text:list>
      <text:list text:style-name="L2">
        <text:list-item>
          <text:list>
            <text:list-item>
              <text:p text:style-name="P36"><text:span text:style-name="T79">Personal devices used by rescuers </text:span>may have vastly limited battery capacity, <text:span text:style-name="T80">which is further worsened by poor reception </text:span><text:span text:style-name="T79">in remote regions</text:span><text:span text:style-name="T80"> </text:span><text:span text:style-name="T81">(</text:span><text:span text:style-name="T82">Ning Ding, Daniel Wagner, Xiaomeng Chen, Abhinav Pathak, Y. Charlie Hu, Andrew Rice, 2013</text:span><text:span text:style-name="T81">)</text:span><text:span text:style-name="T3">.</text:span> As such, it is critical that the application monitors its resource utilisation, <text:span text:style-name="T83">in particular its battery consumption </text:span><text:span text:style-name="T84">and battery charge availability</text:span>. <text:span text:style-name="T85">Since this information is tied to a specific rescuer, it falls under the definition of personal data in article </text:span><text:span text:style-name="T86">4(1) </text:span><text:span text:style-name="T87">(GDPR, 2018), </text:span><text:span text:style-name="T88">and a proper legal basis is required for its processing </text:span><text:span text:style-name="T89">as stated in article 6 (GDPR, 2018)</text:span><text:span text:style-name="T88">; in this case </text:span><text:span text:style-name="T90">that would be the lawful basis of contract</text:span><text:span text:style-name="T91"> (</text:span><text:span text:style-name="Strong_20_Emphasis"><text:span text:style-name="T92">Information Commissioner’s Office (ICO), </text:span></text:span><text:span text:style-name="T93">2024</text:span><text:span text:style-name="T94">a</text:span><text:span text:style-name="T93">)</text:span><text:span text:style-name="T87">. <text:s/></text:span><text:span text:style-name="T83">By </text:span><text:span text:style-name="T95">sharing</text:span><text:span text:style-name="T83"> this information </text:span><text:span text:style-name="T95">with</text:span><text:span text:style-name="T83"> other participants, </text:span><text:span text:style-name="T96">we may </text:span><text:span text:style-name="T97">increase the safety of rescuers.</text:span></text:p>
            </text:list-item>
            <text:list-item>
              <text:p text:style-name="P37">Additionally, given low hardware specifications, VPS’ resource utilisation, <text:span text:style-name="T98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8"/>
      <text:p text:style-name="P39">The application features a tiered alerting system. The following thresholds exist:</text:p>
      <text:p text:style-name="P40"/>
      <text:p text:style-name="P41">1. Critical – <text:span text:style-name="T99">Immediate human response required</text:span></text:p>
      <text:p text:style-name="P42">This <text:span text:style-name="T100">alert</text:span> is triggered when there is a critical problem with the system, rendering it inoperable – <text:span text:style-name="T101">Such</text:span><text:span text:style-name="T102"> as </text:span>the server shutting down <text:span text:style-name="T103">for more than 60 minutes, </text:span><text:span text:style-name="T104">database being unreachable, or VPS CPU usage </text:span><text:span text:style-name="T105">staying</text:span><text:span text:style-name="T104"> over 95% for over 10 minutes.</text:span></text:p>
      <text:p text:style-name="P43">Once <text:span text:style-name="T106">detected by </text:span><text:span text:style-name="T107">Uptime Kuma</text:span><text:span text:style-name="T106">, </text:span><text:span text:style-name="T108">an SMS will be sent out immediately via a 3</text:span><text:span text:style-name="T109">rd</text:span><text:span text:style-name="T108"> party provider </text:span><text:span text:style-name="T110">to our volunteer developer</text:span><text:span text:style-name="T108">.</text:span><text:span text:style-name="T111"> </text:span><text:span text:style-name="T112">Rescuers in deployment and team leaders will follow the protocol and fall back on paper map and phone calls until issue is resolved.</text:span></text:p>
      <text:p text:style-name="P44"/>
      <text:p text:style-name="P41">2. Warning – <text:span text:style-name="T99">To be investigated within working hours</text:span></text:p>
      <text:p text:style-name="P45">This alert is triggered when there is an unexpected issue within the application – <text:span text:style-name="T113">Such as unusually high response times </text:span><text:span text:style-name="T114">(e.g. &gt; </text:span><text:span text:style-name="T115">1000</text:span><text:span text:style-name="T114">ms), </text:span><text:span text:style-name="T116">prolonged high VPS CPU usage (e.g. &gt; 80% for over </text:span><text:span text:style-name="T117">10</text:span><text:span text:style-name="T116"> minutes), </text:span><text:span text:style-name="T118">or </text:span><text:span text:style-name="T119">an unusually high rate of server errors (</text:span><text:span text:style-name="T120">e.g. </text:span><text:span text:style-name="T119">5xx rates over 10% </text:span><text:span text:style-name="T121">within last hour</text:span><text:span text:style-name="T119">).</text:span></text:p>
      <text:p text:style-name="P46">In this scenario, <text:span text:style-name="T122">both the application and the web interface</text:span> <text:span text:style-name="T123">will</text:span> be used to issue the alert <text:span text:style-name="T123">to the team leaders, rescuers in deployment, and our developer.</text:span></text:p>
      <text:p text:style-name="P47"/>
      <text:p text:style-name="P47"/>
      <text:p text:style-name="P48"><text:soft-page-break/>A good monitoring tool given the budget constraints as well as <text:span text:style-name="T124">the </text:span>team size, is Uptime Kuma. This self-hosted tool allows us to send out periodic queries to our API to monitor uptime and issue critical alerts when needed. <text:span text:style-name="T124">It can either be hosted on the same machine as the main server to minimise the costs, or on a low-power single board computer like a Raspberry Pi to separate the failure points.</text:span></text:p>
      <text:p text:style-name="P25"/>
      <text:p text:style-name="P25"/>
      <text:p text:style-name="P49"><text:span text:style-name="T50">2</text:span><text:span text:style-name="T18">(</text:span><text:span text:style-name="T125">b </text:span><text:span text:style-name="T126">| !2b</text:span>) – <text:span text:style-name="T127">Patch and Vulnerability Management</text:span></text:p>
      <text:p text:style-name="P50">Patch management within RescueNet must effectively balance security with the constraints of a single developer <text:span text:style-name="T128">and</text:span> a low <text:span text:style-name="T128">operating</text:span> budget. <text:span text:style-name="T129">Due to the absence of a staging environment, a lightweight testing approach is </text:span><text:span text:style-name="T130">recommended</text:span><text:span text:style-name="T129"> </text:span><text:span text:style-name="T131">(</text:span><text:span text:style-name="T132">Trevor Atkins, 2002</text:span><text:span text:style-name="T131">)</text:span><text:span text:style-name="T129">.</text:span></text:p>
      <text:p text:style-name="P51"/>
      <text:p text:style-name="P52">To minimise downtime, as well as ensure compatibility with the planned updates; p<text:span text:style-name="T133">atches </text:span><text:span text:style-name="T134">and updates</text:span><text:span text:style-name="T133"> should first be tested in a </text:span><text:span text:style-name="T135">local</text:span><text:span text:style-name="T133"> development environment </text:span>that mirrors the VPS as closely as possible.</text:p>
      <text:p text:style-name="P52"/>
      <text:p text:style-name="P52"><text:s/><text:span text:style-name="T136">This can be accomplished</text:span> <text:span text:style-name="T137">through technologies such as containerisation or </text:span><text:span text:style-name="T138">other types of</text:span><text:span text:style-name="T137"> virtualisation</text:span> <text:span text:style-name="T139">(Dirk Merkel, n.d.)</text:span>. <text:span text:style-name="T140">This effectively allows us to make a clone of the VPS,</text:span><text:span text:style-name="T141"> and then </text:span></text:p>
      <text:p text:style-name="P53"/>
      <text:p text:style-name="P53"><text:span text:style-name="T141">running that image in a local development environment, </text:span><text:span text:style-name="T142">we can </text:span><text:span text:style-name="T143">carry out updates and patches manually, test for vulnerabilities, all the while the VPS is still </text:span><text:span text:style-name="T144">providing its service</text:span><text:span text:style-name="T143">.</text:span></text:p>
      <text:p text:style-name="P54"/>
      <text:p text:style-name="P55">To further increase security and <text:span text:style-name="T145">minimise the impact of unforeseen factors, a full backup of the VPS can also be made to a removable media. </text:span><text:span text:style-name="T146">This ensures that even if </text:span><text:span text:style-name="T147">the patches fail due to unknown factors, </text:span><text:span text:style-name="T148">the VPS can still be rolled back to the last working version.</text:span></text:p>
      <text:p text:style-name="P56"><text:span text:style-name="T149">“</text:span>‘Critical’ patches <text:span text:style-name="T150">[should </text:span><text:span text:style-name="T151">be</text:span><text:span text:style-name="T150">]</text:span> deployed within 14 calendar days of a patch becoming available<text:span text:style-name="T149">” </text:span><text:span text:style-name="T152">(CESG, 2014)</text:span></text:p>
      <text:p text:style-name="P57">National Cyber Security Centre <text:span text:style-name="T153">(2024) </text:span></text:p>
      <text:p text:style-name="P58"/>
      <text:p text:style-name="P58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9"/>
      <text:p text:style-name="P60"/>
      <text:p text:style-name="P60"/>
      <text:p text:style-name="P60"/>
      <text:p text:style-name="P61"/>
      <text:p text:style-name="P25"/>
      <text:p text:style-name="P25"/>
      <text:list text:style-name="WWNum5">
        <text:list-item text:start-value="1">
          <text:p text:style-name="P62">Currently hosted on a single VPS (Virtual Private Server) running Ubuntu, with a PostgreSQL database on the same machine. The VPS costs the charity approximately £25/month.</text:p>
        </text:list-item>
        <text:list-item>
          <text:p text:style-name="P62"><text:soft-page-break/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63"/>
      <text:p text:style-name="P25"/>
      <text:p text:style-name="P64">References</text:p>
      <text:p text:style-name="P65"><text:span text:style-name="Strong_20_Emphasis"><text:span text:style-name="T154">GD</text:span></text:span><text:span text:style-name="Strong_20_Emphasis"><text:span text:style-name="T155">P</text:span></text:span><text:span text:style-name="Strong_20_Emphasis"><text:span text:style-name="T154">R</text:span></text:span><text:span text:style-name="T156"> (</text:span>2018<text:span text:style-name="T156">) </text:span><text:span text:style-name="Emphasis"><text:span text:style-name="T156">General Data Protection Regulation.</text:span></text:span><text:span text:style-name="T156"> Available at: </text:span><text:a xlink:type="simple" xlink:href="https://gdpr-info.eu/" text:style-name="Internet_20_link" text:visited-style-name="Visited_20_Internet_20_Link"><text:span text:style-name="T156">https://gdpr-info.eu/</text:span></text:a><text:span text:style-name="T156"> (</text:span><text:span text:style-name="T157">Accessed: </text:span><text:span text:style-name="T158">5 </text:span><text:span text:style-name="T157"><text:s/></text:span><text:span text:style-name="T158">May</text:span><text:span text:style-name="T157"> 2026</text:span><text:span text:style-name="T156">).</text:span></text:p>
      <text:p text:style-name="P66"><text:span text:style-name="Strong_20_Emphasis">Data Protection Act 2018</text:span> (2018) <text:span text:style-name="Emphasis">c.12.</text:span> London: The Stationery Office. <text:span text:style-name="T159">Available at: </text:span><text:a xlink:type="simple" xlink:href="https://www.legislation.gov.uk/ukpga/2018/12" text:style-name="Internet_20_link" text:visited-style-name="Visited_20_Internet_20_Link"><text:span text:style-name="T159">https://www.legislation.gov.uk/ukpga/2018/12</text:span></text:a><text:span text:style-name="T159"> </text:span><text:span text:style-name="T160">(Accessed: </text:span><text:span text:style-name="T161">5 May</text:span><text:span text:style-name="T160"> 2026).</text:span></text:p>
      <text:p text:style-name="P67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60">Accessed: </text:span><text:span text:style-name="T161">5</text:span><text:span text:style-name="T160"> </text:span><text:span text:style-name="T161">May</text:span><text:span text:style-name="T160"> 2026</text:span>).</text:p>
      <text:p text:style-name="P68">National Cyber Security Centre <text:span text:style-name="T153">(2021) </text:span><text:span text:style-name="T162">Top tips for staying secure online.</text:span><text:span text:style-name="T153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53">https://www.ncsc.gov.uk/collection/top-tips-for-staying-secure-online/always-back-up-your-most-important-data#section_3</text:span></text:a><text:span text:style-name="T153"> (Accessed 5 May 2026).</text:span></text:p>
      <text:p text:style-name="P69">National Cyber Security Centre <text:span text:style-name="T153">(2024) </text:span><text:span text:style-name="T162">Vulnerability management</text:span><text:span text:style-name="T153">. Available at: </text:span><text:a xlink:type="simple" xlink:href="https://www.ncsc.gov.uk/collection/vulnerability-management" text:style-name="Internet_20_link" text:visited-style-name="Visited_20_Internet_20_Link"><text:span text:style-name="T153">https://www.ncsc.gov.uk/collection/vulnerability-management</text:span></text:a><text:span text:style-name="T153"> </text:span><text:span text:style-name="T163">(Accessed: 6 May 2026).</text:span></text:p>
      <text:p text:style-name="P70"><text:span text:style-name="T164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71">Rubber Duck Debugging <text:span text:style-name="T153">(n.d.) </text:span><text:span text:style-name="T162">Debugging Software with a Rubber Ducky. </text:span><text:span text:style-name="T165">Available at: </text:span><text:a xlink:type="simple" xlink:href="https://rubberduckdebugging.com/" text:style-name="Internet_20_link" text:visited-style-name="Visited_20_Internet_20_Link"><text:span text:style-name="T165">https://rubberduckdebugging.com/</text:span></text:a><text:span text:style-name="T165"> (Accessed: 5 May 2026)</text:span></text:p>
      <text:p text:style-name="P72"><text:span text:style-name="T166">Luka Netzler, Brian Lovell</text:span><text:span text:style-name="T167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73">Christoph Bamberg, Julia Reinchenberger, Jens Blechert <text:span text:style-name="T153">(2025) </text:span><text:span text:style-name="T162">Stable cognitive performance while adapting to intermittent fasting: A randomised controlled trial</text:span><text:span text:style-name="T165">. Available at: </text:span><text:a xlink:type="simple" xlink:href="https://journals.sagepub.com/doi/10.1177/13591053251351204" text:style-name="Internet_20_link" text:visited-style-name="Visited_20_Internet_20_Link"><text:span text:style-name="T165">https://journals.sagepub.com/doi/10.1177/13591053251351204</text:span></text:a><text:span text:style-name="T165"> (Accessed: 5 May 2026).</text:span></text:p>
      <text:p text:style-name="P74"><text:span text:style-name="Strong_20_Emphasis">Information Commissioner’s Office (ICO)</text:span> (2024<text:span text:style-name="T168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60">Accessed: </text:span><text:span text:style-name="T169">5 May </text:span><text:span text:style-name="T160">2026</text:span>).</text:p>
      <text:p text:style-name="P75">Dominik H Pesta, Varman T Samuel <text:span text:style-name="T153">(2014) </text:span><text:span text:style-name="T162">A high-protein diet for reducing body fat: mechanisms and possible caveats.</text:span><text:span text:style-name="T153"> Available at: </text:span><text:a xlink:type="simple" xlink:href="https://link.springer.com/article/10.1186/1743-7075-11-53" text:style-name="Internet_20_link" text:visited-style-name="Visited_20_Internet_20_Link"><text:span text:style-name="T153">https://link.springer.com/article/10.1186/1743-7075-11-53</text:span></text:a><text:span text:style-name="T153"> (Accessed: 5 May 2026).</text:span></text:p>
      <text:p text:style-name="P76"/>
      <text:p text:style-name="P77">Craig A. Williamson, Jari J. Morganti, Hannah E. Smithson <text:span text:style-name="T153">(2023) </text:span><text:span text:style-name="T162">Bright-light distractions and visual performance</text:span><text:span text:style-name="T153">. Available at: </text:span><text:a xlink:type="simple" xlink:href="https://www.frontiersin.org/journals/psychology/articles/10.3389/fpsyg.2023.1088975/full" text:style-name="Internet_20_link" text:visited-style-name="Visited_20_Internet_20_Link"><text:span text:style-name="T153">https://www.frontiersin.org/journals/psychology/articles/10.3389/fpsyg.2023.1088975/full</text:span></text:a><text:span text:style-name="T153"> (Accessed: 5 May 2026).</text:span></text:p>
      <text:p text:style-name="P78"/>
      <text:p text:style-name="P79">Ning Ding, Daniel Wagner, Xiaomeng Chen, Abhinav Pathak, Y. Charlie Hu, Andrew Rice <text:span text:style-name="T153">(2013) </text:span><text:span text:style-name="T162">Characterizing and modeling the impact of wireless signal strength on smartphone battery drain. </text:span><text:span text:style-name="T165">Available at: </text:span><text:a xlink:type="simple" xlink:href="https://dl.acm.org/doi/10.1145/2494232.2466586" text:style-name="Internet_20_link" text:visited-style-name="Visited_20_Internet_20_Link"><text:span text:style-name="T165">https://dl.acm.org/doi/10.1145/2494232.2466586</text:span></text:a><text:span text:style-name="T165"> (Accessed: 5 May 2026)</text:span></text:p>
      <text:p text:style-name="P80"/>
      <text:p text:style-name="P81">The Postman Team <text:span text:style-name="T153">(2025) </text:span><text:span text:style-name="T162">What are HTTP status codes? Complete Guide for API Developers</text:span><text:span text:style-name="T153">. Available at: </text:span><text:a xlink:type="simple" xlink:href="https://blog.postman.com/what-are-http-status-codes/" text:style-name="Internet_20_link" text:visited-style-name="Visited_20_Internet_20_Link"><text:span text:style-name="T153">https://blog.postman.com/what-are-http-status-codes/</text:span></text:a><text:span text:style-name="T153"> (Accessed: 6 May 2026)</text:span></text:p>
      <text:p text:style-name="P82"/>
      <text:p text:style-name="P83">Ubuntu <text:span text:style-name="T153">(n.d.) </text:span><text:span text:style-name="T162">Vulnerability management tools in Ubuntu.</text:span><text:span text:style-name="T165"> Available at: </text:span><text:a xlink:type="simple" xlink:href="https://ubuntu.com/security/vulnerability-management" text:style-name="Internet_20_link" text:visited-style-name="Visited_20_Internet_20_Link"><text:span text:style-name="T165">https://ubuntu.com/security/vulnerability-management</text:span></text:a><text:span text:style-name="T165"> (Accessed: 6 May 2026)</text:span></text:p>
      <text:p text:style-name="P84"/>
      <text:p text:style-name="P85">Trevor Atkins <text:span text:style-name="T153">(2002) </text:span><text:span text:style-name="T162">Create a Lightweight Testing Framework. </text:span><text:span text:style-name="T153">Available at: </text:span><text:a xlink:type="simple" xlink:href="https://thinktesting.com/articles/a-lightweight-testing-framework/" text:style-name="Internet_20_link" text:visited-style-name="Visited_20_Internet_20_Link"><text:span text:style-name="T153">https://thinktesting.com/articles/a-lightweight-testing-framework/</text:span></text:a><text:span text:style-name="T153"> (Accessed: 6 May 2026)</text:span></text:p>
      <text:p text:style-name="P86"/>
      <text:p text:style-name="P87">CESG <text:span text:style-name="T153">(2014) </text:span><text:span text:style-name="T162">Implementing the cloud security principles. </text:span><text:span text:style-name="T153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153">https://www.gov.uk/government/publications/implementing-the-cloud-security-principles/implementing-the-cloud-security-principles</text:span></text:a><text:span text:style-name="T153"> (Accessed: 6 May 2026)</text:span></text:p>
      <text:p text:style-name="P88"/>
      <text:p text:style-name="P88"/>
      <text:p text:style-name="P89"><text:span text:style-name="T164">Dirk Merkel</text:span> (n.d.) <text:span text:style-name="T3">Docker: Lightweight Linux Containers for Consistent Development and</text:span></text:p>
      <text:p text:style-name="P90">Deployment. <text:span text:style-name="T167">Available at: </text:span><text:a xlink:type="simple" xlink:href="https://www.seltzer.com/margo/teaching/CS508.19/papers/merkel14.pdf" text:style-name="Internet_20_link" text:visited-style-name="Visited_20_Internet_20_Link"><text:span text:style-name="T167">https://www.seltzer.com/margo/teaching/CS508.19/papers/merkel14.pdf</text:span></text:a><text:span text:style-name="T167"> (Accessed: 6 May 2026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3:21:32.394393639</dc:date>
    <meta:editing-duration>PT13H34M</meta:editing-duration>
    <meta:editing-cycles>374</meta:editing-cycles>
    <meta:document-statistic meta:table-count="0" meta:image-count="0" meta:object-count="0" meta:page-count="6" meta:paragraph-count="74" meta:word-count="2061" meta:character-count="14478" meta:non-whitespace-character-count="12485"/>
  </office:meta>
</office:document-meta>
</file>